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style-name="gr1" draw:text-style-name="P1" svg:width="237.03mm" svg:height="130.42mm" svg:x="226.86mm" svg:y="4.25mm">
            <loext:p draw:notify-on-update-of-ranges="average_results_all_speeds.H1:average_results_all_speeds.H1 average_results_all_speeds.H2:average_results_all_speeds.H85 average_results_all_speeds.J1:average_results_all_speeds.J1 average_results_all_speeds.J2:average_results_all_speeds.J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71mm" svg:height="129.35mm" svg:x="228.51mm" svg:y="140.52mm">
            <loext:p draw:notify-on-update-of-ranges="average_results_all_speeds.I1:average_results_all_speeds.I1 average_results_all_speeds.I2:average_results_all_speeds.I85 average_results_all_speeds.J1:average_results_all_speeds.J1 average_results_all_speeds.J2:average_results_all_speeds.J8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#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_Time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_Errors</text:p>
          </table:table-cell>
          <table:table-cell office:value-type="string" calcext:value-type="string">
            <text:p>Failure_rat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SQRTF</text:p>
          </table:table-cell>
          <table:table-cell office:value-type="string" calcext:value-type="string">
            <text:p>Time/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38" calcext:value-type="float">
            <text:p>0.1589674502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table:formula="of:=[.A2]*SQRT([.B2])" office:value-type="float" office:value="0" calcext:value-type="float">
            <text:p>0</text:p>
          </table:table-cell>
          <table:table-cell table:formula="of:=[.D2]/[.C2]" office:value-type="float" office:value="0.294384167107407" calcext:value-type="float">
            <text:p>0.294384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44" calcext:value-type="float">
            <text:p>0.1664109603</text:p>
          </table:table-cell>
          <table:table-cell table:number-columns-repeated="2" office:value-type="float" office:value="0.461538461538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  <table:table-cell table:formula="of:=[.A3]*SQRT([.B3])" office:value-type="float" office:value="0" calcext:value-type="float">
            <text:p>0</text:p>
          </table:table-cell>
          <table:table-cell table:formula="of:=[.D3]/[.C3]" office:value-type="float" office:value="0.308168445081481" calcext:value-type="float">
            <text:p>0.3081684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44" calcext:value-type="float">
            <text:p>0.1579157279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formula="of:=[.A4]*[.B4]" office:value-type="float" office:value="0" calcext:value-type="float">
            <text:p>0</text:p>
          </table:table-cell>
          <table:table-cell table:formula="of:=[.A4]*SQRT([.B4])" office:value-type="float" office:value="0" calcext:value-type="float">
            <text:p>0</text:p>
          </table:table-cell>
          <table:table-cell table:formula="of:=[.D4]/[.C4]" office:value-type="float" office:value="0.29243653322963" calcext:value-type="float">
            <text:p>0.292436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097" calcext:value-type="float">
            <text:p>0.161266261</text:p>
          </table:table-cell>
          <table:table-cell table:number-columns-repeated="2" office:value-type="float" office:value="0.365384615385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[.A5]*SQRT([.B5])" office:value-type="float" office:value="0" calcext:value-type="float">
            <text:p>0</text:p>
          </table:table-cell>
          <table:table-cell table:formula="of:=[.D5]/[.C5]" office:value-type="float" office:value="0.298641224018518" calcext:value-type="float">
            <text:p>0.298641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56" calcext:value-type="float">
            <text:p>0.1704129716</text:p>
          </table:table-cell>
          <table:table-cell table:number-columns-repeated="2" office:value-type="float" office:value="0.288461538462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formula="of:=[.A6]*[.B6]" office:value-type="float" office:value="0" calcext:value-type="float">
            <text:p>0</text:p>
          </table:table-cell>
          <table:table-cell table:formula="of:=[.A6]*SQRT([.B6])" office:value-type="float" office:value="0" calcext:value-type="float">
            <text:p>0</text:p>
          </table:table-cell>
          <table:table-cell table:formula="of:=[.D6]/[.C6]" office:value-type="float" office:value="0.315579576962963" calcext:value-type="float">
            <text:p>0.31557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057" calcext:value-type="float">
            <text:p>0.15846769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A7]*[.B7]" office:value-type="float" office:value="0" calcext:value-type="float">
            <text:p>0</text:p>
          </table:table-cell>
          <table:table-cell table:formula="of:=[.A7]*SQRT([.B7])" office:value-type="float" office:value="0" calcext:value-type="float">
            <text:p>0</text:p>
          </table:table-cell>
          <table:table-cell table:formula="of:=[.D7]/[.C7]" office:value-type="float" office:value="0.293458698253704" calcext:value-type="float">
            <text:p>0.2934586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6959" calcext:value-type="float">
            <text:p>0.156329497</text:p>
          </table:table-cell>
          <table:table-cell table:number-columns-repeated="2" office:value-type="float" office:value="0.211538461538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table:formula="of:=[.A8]*SQRT([.B8])" office:value-type="float" office:value="0" calcext:value-type="float">
            <text:p>0</text:p>
          </table:table-cell>
          <table:table-cell table:formula="of:=[.D8]/[.C8]" office:value-type="float" office:value="0.289499068442593" calcext:value-type="float">
            <text:p>0.28949906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4964" calcext:value-type="float">
            <text:p>0.181766435</text:p>
          </table:table-cell>
          <table:table-cell table:number-columns-repeated="2" office:value-type="float" office:value="0.557692307692" calcext:value-type="float">
            <text:p>0.5576923077</text:p>
          </table:table-cell>
          <table:table-cell office:value-type="float" office:value="0" calcext:value-type="float">
            <text:p>0</text:p>
          </table:table-cell>
          <table:table-cell table:formula="of:=[.A9]*[.B9]" office:value-type="float" office:value="30" calcext:value-type="float">
            <text:p>30</text:p>
          </table:table-cell>
          <table:table-cell table:formula="of:=[.A9]*SQRT([.B9])" office:value-type="float" office:value="30" calcext:value-type="float">
            <text:p>30</text:p>
          </table:table-cell>
          <table:table-cell table:formula="of:=[.D9]/[.C9]" office:value-type="float" office:value="0.336604509192593" calcext:value-type="float">
            <text:p>0.33660450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2" calcext:value-type="float">
            <text:p>0.1760956864</text:p>
          </table:table-cell>
          <table:table-cell table:number-columns-repeated="2" office:value-type="float" office:value="0.365384615385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formula="of:=[.A10]*[.B10]" office:value-type="float" office:value="60" calcext:value-type="float">
            <text:p>60</text:p>
          </table:table-cell>
          <table:table-cell table:formula="of:=[.A10]*SQRT([.B10])" office:value-type="float" office:value="42.4264068711929" calcext:value-type="float">
            <text:p>42.4264068712</text:p>
          </table:table-cell>
          <table:table-cell table:formula="of:=[.D10]/[.C10]" office:value-type="float" office:value="0.326103123" calcext:value-type="float">
            <text:p>0.326103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457" calcext:value-type="float">
            <text:p>0.2074964635</text:p>
          </table:table-cell>
          <table:table-cell table:number-columns-repeated="2" office:value-type="float" office:value="0.846153846154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table:formula="of:=[.A11]*[.B11]" office:value-type="float" office:value="120" calcext:value-type="float">
            <text:p>120</text:p>
          </table:table-cell>
          <table:table-cell table:formula="of:=[.A11]*SQRT([.B11])" office:value-type="float" office:value="60" calcext:value-type="float">
            <text:p>60</text:p>
          </table:table-cell>
          <table:table-cell table:formula="of:=[.D11]/[.C11]" office:value-type="float" office:value="0.384252710105555" calcext:value-type="float">
            <text:p>0.3842527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27" calcext:value-type="float">
            <text:p>0.2212036273</text:p>
          </table:table-cell>
          <table:table-cell table:number-columns-repeated="2" office:value-type="float" office:value="0.980769230769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table:formula="of:=[.A12]*[.B12]" office:value-type="float" office:value="240" calcext:value-type="float">
            <text:p>240</text:p>
          </table:table-cell>
          <table:table-cell table:formula="of:=[.A12]*SQRT([.B12])" office:value-type="float" office:value="84.8528137423857" calcext:value-type="float">
            <text:p>84.8528137424</text:p>
          </table:table-cell>
          <table:table-cell table:formula="of:=[.D12]/[.C12]" office:value-type="float" office:value="0.409636346901852" calcext:value-type="float">
            <text:p>0.40963634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28" calcext:value-type="float">
            <text:p>0.1766290453</text:p>
          </table:table-cell>
          <table:table-cell table:number-columns-repeated="2" office:value-type="float" office:value="0.730769230769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table:formula="of:=[.A13]*[.B13]" office:value-type="float" office:value="390" calcext:value-type="float">
            <text:p>390</text:p>
          </table:table-cell>
          <table:table-cell table:formula="of:=[.A13]*SQRT([.B13])" office:value-type="float" office:value="108.16653826392" calcext:value-type="float">
            <text:p>108.1665382639</text:p>
          </table:table-cell>
          <table:table-cell table:formula="of:=[.D13]/[.C13]" office:value-type="float" office:value="0.327090824592593" calcext:value-type="float">
            <text:p>0.3270908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18" calcext:value-type="float">
            <text:p>0.2409115505</text:p>
          </table:table-cell>
          <table:table-cell table:number-columns-repeated="2" office:value-type="float" office:value="1.01923076923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table:formula="of:=[.A14]*[.B14]" office:value-type="float" office:value="600" calcext:value-type="float">
            <text:p>600</text:p>
          </table:table-cell>
          <table:table-cell table:formula="of:=[.A14]*SQRT([.B14])" office:value-type="float" office:value="134.164078649987" calcext:value-type="float">
            <text:p>134.16407865</text:p>
          </table:table-cell>
          <table:table-cell table:formula="of:=[.D14]/[.C14]" office:value-type="float" office:value="0.446132500959259" calcext:value-type="float">
            <text:p>0.44613250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26" calcext:value-type="float">
            <text:p>0.2569343784</text:p>
          </table:table-cell>
          <table:table-cell office:value-type="float" office:value="1.34615384615" calcext:value-type="float">
            <text:p>1.3461538462</text:p>
          </table:table-cell>
          <table:table-cell office:value-type="float" office:value="1.17307692308" calcext:value-type="float">
            <text:p>1.1730769231</text:p>
          </table:table-cell>
          <table:table-cell office:value-type="float" office:value="5.76923076923" calcext:value-type="float">
            <text:p>5.7692307692</text:p>
          </table:table-cell>
          <table:table-cell table:formula="of:=[.A15]*[.B15]" office:value-type="float" office:value="900" calcext:value-type="float">
            <text:p>900</text:p>
          </table:table-cell>
          <table:table-cell table:formula="of:=[.A15]*SQRT([.B15])" office:value-type="float" office:value="164.31676725155" calcext:value-type="float">
            <text:p>164.3167672516</text:p>
          </table:table-cell>
          <table:table-cell table:formula="of:=[.D15]/[.C15]" office:value-type="float" office:value="0.475804404492593" calcext:value-type="float">
            <text:p>0.4758044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669" calcext:value-type="float">
            <text:p>0.1630266817</text:p>
          </table:table-cell>
          <table:table-cell table:number-columns-repeated="2" office:value-type="float" office:value="0.346153846154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table:formula="of:=[.A16]*[.B16]" office:value-type="float" office:value="60" calcext:value-type="float">
            <text:p>60</text:p>
          </table:table-cell>
          <table:table-cell table:formula="of:=[.A16]*SQRT([.B16])" office:value-type="float" office:value="60" calcext:value-type="float">
            <text:p>60</text:p>
          </table:table-cell>
          <table:table-cell table:formula="of:=[.D16]/[.C16]" office:value-type="float" office:value="0.30190126235" calcext:value-type="float">
            <text:p>0.30190126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067" calcext:value-type="float">
            <text:p>0.1947942881</text:p>
          </table:table-cell>
          <table:table-cell office:value-type="float" office:value="0.788461538462" calcext:value-type="float">
            <text:p>0.7884615385</text:p>
          </table:table-cell>
          <table:table-cell office:value-type="float" office:value="0.769230769231" calcext:value-type="float">
            <text:p>0.7692307692</text:p>
          </table:table-cell>
          <table:table-cell office:value-type="float" office:value="1.92307692308" calcext:value-type="float">
            <text:p>1.9230769231</text:p>
          </table:table-cell>
          <table:table-cell table:formula="of:=[.A17]*[.B17]" office:value-type="float" office:value="120" calcext:value-type="float">
            <text:p>120</text:p>
          </table:table-cell>
          <table:table-cell table:formula="of:=[.A17]*SQRT([.B17])" office:value-type="float" office:value="84.8528137423857" calcext:value-type="float">
            <text:p>84.8528137424</text:p>
          </table:table-cell>
          <table:table-cell table:formula="of:=[.D17]/[.C17]" office:value-type="float" office:value="0.360730163087037" calcext:value-type="float">
            <text:p>0.36073016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34" calcext:value-type="float">
            <text:p>0.2377042154</text:p>
          </table:table-cell>
          <table:table-cell office:value-type="float" office:value="1.17307692308" calcext:value-type="float">
            <text:p>1.1730769231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.92307692308" calcext:value-type="float">
            <text:p>1.9230769231</text:p>
          </table:table-cell>
          <table:table-cell table:formula="of:=[.A18]*[.B18]" office:value-type="float" office:value="240" calcext:value-type="float">
            <text:p>240</text:p>
          </table:table-cell>
          <table:table-cell table:formula="of:=[.A18]*SQRT([.B18])" office:value-type="float" office:value="120" calcext:value-type="float">
            <text:p>120</text:p>
          </table:table-cell>
          <table:table-cell table:formula="of:=[.D18]/[.C18]" office:value-type="float" office:value="0.440192991544444" calcext:value-type="float">
            <text:p>0.44019299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754" calcext:value-type="float">
            <text:p>0.3327196878</text:p>
          </table:table-cell>
          <table:table-cell office:value-type="float" office:value="1.78846153846" calcext:value-type="float">
            <text:p>1.7884615385</text:p>
          </table:table-cell>
          <table:table-cell office:value-type="float" office:value="1.44230769231" calcext:value-type="float">
            <text:p>1.4423076923</text:p>
          </table:table-cell>
          <table:table-cell office:value-type="float" office:value="9.61538461538" calcext:value-type="float">
            <text:p>9.6153846154</text:p>
          </table:table-cell>
          <table:table-cell table:formula="of:=[.A19]*[.B19]" office:value-type="float" office:value="480" calcext:value-type="float">
            <text:p>480</text:p>
          </table:table-cell>
          <table:table-cell table:formula="of:=[.A19]*SQRT([.B19])" office:value-type="float" office:value="169.705627484771" calcext:value-type="float">
            <text:p>169.7056274848</text:p>
          </table:table-cell>
          <table:table-cell table:formula="of:=[.D19]/[.C19]" office:value-type="float" office:value="0.616147569914815" calcext:value-type="float">
            <text:p>0.6161475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07" calcext:value-type="float">
            <text:p>0.3414605781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69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table:formula="of:=[.A20]*[.B20]" office:value-type="float" office:value="780" calcext:value-type="float">
            <text:p>780</text:p>
          </table:table-cell>
          <table:table-cell table:formula="of:=[.A20]*SQRT([.B20])" office:value-type="float" office:value="216.333076527839" calcext:value-type="float">
            <text:p>216.3330765278</text:p>
          </table:table-cell>
          <table:table-cell table:formula="of:=[.D20]/[.C20]" office:value-type="float" office:value="0.632334403901852" calcext:value-type="float">
            <text:p>0.63233440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4" calcext:value-type="float">
            <text:p>0.4348073392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2.28846153846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table:formula="of:=[.A21]*[.B21]" office:value-type="float" office:value="1200" calcext:value-type="float">
            <text:p>1200</text:p>
          </table:table-cell>
          <table:table-cell table:formula="of:=[.A21]*SQRT([.B21])" office:value-type="float" office:value="268.328157299975" calcext:value-type="float">
            <text:p>268.3281573</text:p>
          </table:table-cell>
          <table:table-cell table:formula="of:=[.D21]/[.C21]" office:value-type="float" office:value="0.80519877637037" calcext:value-type="float">
            <text:p>0.80519877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053" calcext:value-type="float">
            <text:p>0.3278551961</text:p>
          </table:table-cell>
          <table:table-cell office:value-type="float" office:value="2.61538461538" calcext:value-type="float">
            <text:p>2.6153846154</text:p>
          </table:table-cell>
          <table:table-cell office:value-type="float" office:value="2.07692307692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table:formula="of:=[.A22]*[.B22]" office:value-type="float" office:value="1800" calcext:value-type="float">
            <text:p>1800</text:p>
          </table:table-cell>
          <table:table-cell table:formula="of:=[.A22]*SQRT([.B22])" office:value-type="float" office:value="328.6335345031" calcext:value-type="float">
            <text:p>328.6335345031</text:p>
          </table:table-cell>
          <table:table-cell table:formula="of:=[.D22]/[.C22]" office:value-type="float" office:value="0.60713925195" calcext:value-type="float">
            <text:p>0.6071392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379" calcext:value-type="float">
            <text:p>0.1894307474</text:p>
          </table:table-cell>
          <table:table-cell table:number-columns-repeated="2" office:value-type="float" office:value="0.480769230769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table:formula="of:=[.A23]*[.B23]" office:value-type="float" office:value="90" calcext:value-type="float">
            <text:p>90</text:p>
          </table:table-cell>
          <table:table-cell table:formula="of:=[.A23]*SQRT([.B23])" office:value-type="float" office:value="90" calcext:value-type="float">
            <text:p>90</text:p>
          </table:table-cell>
          <table:table-cell table:formula="of:=[.D23]/[.C23]" office:value-type="float" office:value="0.350797680331481" calcext:value-type="float">
            <text:p>0.35079768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784" calcext:value-type="float">
            <text:p>0.2322356958</text:p>
          </table:table-cell>
          <table:table-cell office:value-type="float" office:value="1.26923076923" calcext:value-type="float">
            <text:p>1.2692307692</text:p>
          </table:table-cell>
          <table:table-cell office:value-type="float" office:value="1.23076923077" calcext:value-type="float">
            <text:p>1.2307692308</text:p>
          </table:table-cell>
          <table:table-cell office:value-type="float" office:value="1.92307692308" calcext:value-type="float">
            <text:p>1.9230769231</text:p>
          </table:table-cell>
          <table:table-cell table:formula="of:=[.A24]*[.B24]" office:value-type="float" office:value="180" calcext:value-type="float">
            <text:p>180</text:p>
          </table:table-cell>
          <table:table-cell table:formula="of:=[.A24]*SQRT([.B24])" office:value-type="float" office:value="127.279220613579" calcext:value-type="float">
            <text:p>127.2792206136</text:p>
          </table:table-cell>
          <table:table-cell table:formula="of:=[.D24]/[.C24]" office:value-type="float" office:value="0.430066103303704" calcext:value-type="float">
            <text:p>0.43006610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11" calcext:value-type="float">
            <text:p>0.3059389724</text:p>
          </table:table-cell>
          <table:table-cell office:value-type="float" office:value="1.80769230769" calcext:value-type="float">
            <text:p>1.8076923077</text:p>
          </table:table-cell>
          <table:table-cell office:value-type="float" office:value="1.63461538462" calcext:value-type="float">
            <text:p>1.6346153846</text:p>
          </table:table-cell>
          <table:table-cell office:value-type="float" office:value="5.76923076923" calcext:value-type="float">
            <text:p>5.7692307692</text:p>
          </table:table-cell>
          <table:table-cell table:formula="of:=[.A25]*[.B25]" office:value-type="float" office:value="360" calcext:value-type="float">
            <text:p>360</text:p>
          </table:table-cell>
          <table:table-cell table:formula="of:=[.A25]*SQRT([.B25])" office:value-type="float" office:value="180" calcext:value-type="float">
            <text:p>180</text:p>
          </table:table-cell>
          <table:table-cell table:formula="of:=[.D25]/[.C25]" office:value-type="float" office:value="0.566553652612963" calcext:value-type="float">
            <text:p>0.5665536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43" calcext:value-type="float">
            <text:p>0.3001245934</text:p>
          </table:table-cell>
          <table:table-cell office:value-type="float" office:value="2.34615384615" calcext:value-type="float">
            <text:p>2.3461538462</text:p>
          </table:table-cell>
          <table:table-cell office:value-type="float" office:value="2.11538461538" calcext:value-type="float">
            <text:p>2.1153846154</text:p>
          </table:table-cell>
          <table:table-cell office:value-type="float" office:value="9.61538461538" calcext:value-type="float">
            <text:p>9.6153846154</text:p>
          </table:table-cell>
          <table:table-cell table:formula="of:=[.A26]*[.B26]" office:value-type="float" office:value="720" calcext:value-type="float">
            <text:p>720</text:p>
          </table:table-cell>
          <table:table-cell table:formula="of:=[.A26]*SQRT([.B26])" office:value-type="float" office:value="254.558441227157" calcext:value-type="float">
            <text:p>254.5584412272</text:p>
          </table:table-cell>
          <table:table-cell table:formula="of:=[.D26]/[.C26]" office:value-type="float" office:value="0.555786284153704" calcext:value-type="float">
            <text:p>0.5557862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18" calcext:value-type="float">
            <text:p>0.3541234032</text:p>
          </table:table-cell>
          <table:table-cell office:value-type="float" office:value="2.48076923077" calcext:value-type="float">
            <text:p>2.4807692308</text:p>
          </table:table-cell>
          <table:table-cell office:value-type="float" office:value="1.92307692308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table:formula="of:=[.A27]*[.B27]" office:value-type="float" office:value="1170" calcext:value-type="float">
            <text:p>1170</text:p>
          </table:table-cell>
          <table:table-cell table:formula="of:=[.A27]*SQRT([.B27])" office:value-type="float" office:value="324.499614791759" calcext:value-type="float">
            <text:p>324.4996147918</text:p>
          </table:table-cell>
          <table:table-cell table:formula="of:=[.D27]/[.C27]" office:value-type="float" office:value="0.655784080033333" calcext:value-type="float">
            <text:p>0.655784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31" calcext:value-type="float">
            <text:p>0.3279028276</text:p>
          </table:table-cell>
          <table:table-cell office:value-type="float" office:value="1.92307692308" calcext:value-type="float">
            <text:p>1.9230769231</text:p>
          </table:table-cell>
          <table:table-cell office:value-type="float" office:value="1.48076923077" calcext:value-type="float">
            <text:p>1.4807692308</text:p>
          </table:table-cell>
          <table:table-cell office:value-type="float" office:value="7.69230769231" calcext:value-type="float">
            <text:p>7.6923076923</text:p>
          </table:table-cell>
          <table:table-cell table:formula="of:=[.A28]*[.B28]" office:value-type="float" office:value="1800" calcext:value-type="float">
            <text:p>1800</text:p>
          </table:table-cell>
          <table:table-cell table:formula="of:=[.A28]*SQRT([.B28])" office:value-type="float" office:value="402.492235949962" calcext:value-type="float">
            <text:p>402.49223595</text:p>
          </table:table-cell>
          <table:table-cell table:formula="of:=[.D28]/[.C28]" office:value-type="float" office:value="0.607227458575926" calcext:value-type="float">
            <text:p>0.60722745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582" calcext:value-type="float">
            <text:p>0.2744268136</text:p>
          </table:table-cell>
          <table:table-cell office:value-type="float" office:value="1.26923076923" calcext:value-type="float">
            <text:p>1.2692307692</text:p>
          </table:table-cell>
          <table:table-cell office:value-type="float" office:value="1.21153846154" calcext:value-type="float">
            <text:p>1.2115384615</text:p>
          </table:table-cell>
          <table:table-cell office:value-type="float" office:value="3.84615384615" calcext:value-type="float">
            <text:p>3.8461538462</text:p>
          </table:table-cell>
          <table:table-cell table:formula="of:=[.A29]*[.B29]" office:value-type="float" office:value="2700" calcext:value-type="float">
            <text:p>2700</text:p>
          </table:table-cell>
          <table:table-cell table:formula="of:=[.A29]*SQRT([.B29])" office:value-type="float" office:value="492.95030175465" calcext:value-type="float">
            <text:p>492.9503017547</text:p>
          </table:table-cell>
          <table:table-cell table:formula="of:=[.D29]/[.C29]" office:value-type="float" office:value="0.50819780292963" calcext:value-type="float">
            <text:p>0.50819780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47" calcext:value-type="float">
            <text:p>0.1879310127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653846153846" calcext:value-type="float">
            <text:p>0.6538461538</text:p>
          </table:table-cell>
          <table:table-cell office:value-type="float" office:value="1.92307692308" calcext:value-type="float">
            <text:p>1.9230769231</text:p>
          </table:table-cell>
          <table:table-cell table:formula="of:=[.A30]*[.B30]" office:value-type="float" office:value="120" calcext:value-type="float">
            <text:p>120</text:p>
          </table:table-cell>
          <table:table-cell table:formula="of:=[.A30]*SQRT([.B30])" office:value-type="float" office:value="120" calcext:value-type="float">
            <text:p>120</text:p>
          </table:table-cell>
          <table:table-cell table:formula="of:=[.D30]/[.C30]" office:value-type="float" office:value="0.348020393975926" calcext:value-type="float">
            <text:p>0.3480203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658" calcext:value-type="float">
            <text:p>0.3483739607</text:p>
          </table:table-cell>
          <table:table-cell office:value-type="float" office:value="2.13461538462" calcext:value-type="float">
            <text:p>2.1346153846</text:p>
          </table:table-cell>
          <table:table-cell office:value-type="float" office:value="1.92307692308" calcext:value-type="float">
            <text:p>1.9230769231</text:p>
          </table:table-cell>
          <table:table-cell office:value-type="float" office:value="5.76923076923" calcext:value-type="float">
            <text:p>5.7692307692</text:p>
          </table:table-cell>
          <table:table-cell table:formula="of:=[.A31]*[.B31]" office:value-type="float" office:value="240" calcext:value-type="float">
            <text:p>240</text:p>
          </table:table-cell>
          <table:table-cell table:formula="of:=[.A31]*SQRT([.B31])" office:value-type="float" office:value="169.705627484771" calcext:value-type="float">
            <text:p>169.7056274848</text:p>
          </table:table-cell>
          <table:table-cell table:formula="of:=[.D31]/[.C31]" office:value-type="float" office:value="0.645136964181481" calcext:value-type="float">
            <text:p>0.64513696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685" calcext:value-type="float">
            <text:p>0.4778661357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2.26923076923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  <table:table-cell table:formula="of:=[.A32]*[.B32]" office:value-type="float" office:value="480" calcext:value-type="float">
            <text:p>480</text:p>
          </table:table-cell>
          <table:table-cell table:formula="of:=[.A32]*SQRT([.B32])" office:value-type="float" office:value="240" calcext:value-type="float">
            <text:p>240</text:p>
          </table:table-cell>
          <table:table-cell table:formula="of:=[.D32]/[.C32]" office:value-type="float" office:value="0.884937288305555" calcext:value-type="float">
            <text:p>0.8849372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859" calcext:value-type="float">
            <text:p>0.3379406349</text:p>
          </table:table-cell>
          <table:table-cell office:value-type="float" office:value="2.21153846154" calcext:value-type="float">
            <text:p>2.2115384615</text:p>
          </table:table-cell>
          <table:table-cell office:value-type="float" office:value="1.78846153846" calcext:value-type="float">
            <text:p>1.7884615385</text:p>
          </table:table-cell>
          <table:table-cell office:value-type="float" office:value="9.61538461538" calcext:value-type="float">
            <text:p>9.6153846154</text:p>
          </table:table-cell>
          <table:table-cell table:formula="of:=[.A33]*[.B33]" office:value-type="float" office:value="960" calcext:value-type="float">
            <text:p>960</text:p>
          </table:table-cell>
          <table:table-cell table:formula="of:=[.A33]*SQRT([.B33])" office:value-type="float" office:value="339.411254969543" calcext:value-type="float">
            <text:p>339.4112549695</text:p>
          </table:table-cell>
          <table:table-cell table:formula="of:=[.D33]/[.C33]" office:value-type="float" office:value="0.62581599047963" calcext:value-type="float">
            <text:p>0.62581599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25" calcext:value-type="float">
            <text:p>0.3375362663</text:p>
          </table:table-cell>
          <table:table-cell office:value-type="float" office:value="2.07692307692" calcext:value-type="float">
            <text:p>2.0769230769</text:p>
          </table:table-cell>
          <table:table-cell office:value-type="float" office:value="1.76923076923" calcext:value-type="float">
            <text:p>1.7692307692</text:p>
          </table:table-cell>
          <table:table-cell office:value-type="float" office:value="9.61538461538" calcext:value-type="float">
            <text:p>9.6153846154</text:p>
          </table:table-cell>
          <table:table-cell table:formula="of:=[.A34]*[.B34]" office:value-type="float" office:value="1560" calcext:value-type="float">
            <text:p>1560</text:p>
          </table:table-cell>
          <table:table-cell table:formula="of:=[.A34]*SQRT([.B34])" office:value-type="float" office:value="432.666153055679" calcext:value-type="float">
            <text:p>432.6661530557</text:p>
          </table:table-cell>
          <table:table-cell table:formula="of:=[.D34]/[.C34]" office:value-type="float" office:value="0.625067159722222" calcext:value-type="float">
            <text:p>0.62506715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481" calcext:value-type="float">
            <text:p>0.1858160155</text:p>
          </table:table-cell>
          <table:table-cell table:number-columns-repeated="2" office:value-type="float" office:value="0.711538461538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formula="of:=[.A35]*[.B35]" office:value-type="float" office:value="2400" calcext:value-type="float">
            <text:p>2400</text:p>
          </table:table-cell>
          <table:table-cell table:formula="of:=[.A35]*SQRT([.B35])" office:value-type="float" office:value="536.65631459995" calcext:value-type="float">
            <text:p>536.6563146</text:p>
          </table:table-cell>
          <table:table-cell table:formula="of:=[.D35]/[.C35]" office:value-type="float" office:value="0.344103732372222" calcext:value-type="float">
            <text:p>0.3441037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793" calcext:value-type="float">
            <text:p>0.1972447558</text:p>
          </table:table-cell>
          <table:table-cell table:number-columns-repeated="2" office:value-type="float" office:value="0.769230769231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table:formula="of:=[.A36]*[.B36]" office:value-type="float" office:value="3600" calcext:value-type="float">
            <text:p>3600</text:p>
          </table:table-cell>
          <table:table-cell table:formula="of:=[.A36]*SQRT([.B36])" office:value-type="float" office:value="657.267069006199" calcext:value-type="float">
            <text:p>657.2670690062</text:p>
          </table:table-cell>
          <table:table-cell table:formula="of:=[.D36]/[.C36]" office:value-type="float" office:value="0.365268066283333" calcext:value-type="float">
            <text:p>0.36526806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693" calcext:value-type="float">
            <text:p>0.2485489177</text:p>
          </table:table-cell>
          <table:table-cell office:value-type="float" office:value="0.980769230769" calcext:value-type="float">
            <text:p>0.9807692308</text:p>
          </table:table-cell>
          <table:table-cell office:value-type="float" office:value="0.942307692308" calcext:value-type="float">
            <text:p>0.9423076923</text:p>
          </table:table-cell>
          <table:table-cell office:value-type="float" office:value="3.84615384615" calcext:value-type="float">
            <text:p>3.8461538462</text:p>
          </table:table-cell>
          <table:table-cell table:formula="of:=[.A37]*[.B37]" office:value-type="float" office:value="180" calcext:value-type="float">
            <text:p>180</text:p>
          </table:table-cell>
          <table:table-cell table:formula="of:=[.A37]*SQRT([.B37])" office:value-type="float" office:value="180" calcext:value-type="float">
            <text:p>180</text:p>
          </table:table-cell>
          <table:table-cell table:formula="of:=[.D37]/[.C37]" office:value-type="float" office:value="0.460275773505556" calcext:value-type="float">
            <text:p>0.4602757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767" calcext:value-type="float">
            <text:p>0.4775565538</text:p>
          </table:table-cell>
          <table:table-cell office:value-type="float" office:value="2.80769230769" calcext:value-type="float">
            <text:p>2.8076923077</text:p>
          </table:table-cell>
          <table:table-cell office:value-type="float" office:value="2.32692307692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  <table:table-cell table:formula="of:=[.A38]*[.B38]" office:value-type="float" office:value="360" calcext:value-type="float">
            <text:p>360</text:p>
          </table:table-cell>
          <table:table-cell table:formula="of:=[.A38]*SQRT([.B38])" office:value-type="float" office:value="254.558441227157" calcext:value-type="float">
            <text:p>254.5584412272</text:p>
          </table:table-cell>
          <table:table-cell table:formula="of:=[.D38]/[.C38]" office:value-type="float" office:value="0.884363988457407" calcext:value-type="float">
            <text:p>0.88436398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016" calcext:value-type="float">
            <text:p>0.281217873</text:p>
          </table:table-cell>
          <table:table-cell office:value-type="float" office:value="1.90384615385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3" calcext:value-type="float">
            <text:p>5.7692307692</text:p>
          </table:table-cell>
          <table:table-cell table:formula="of:=[.A39]*[.B39]" office:value-type="float" office:value="720" calcext:value-type="float">
            <text:p>720</text:p>
          </table:table-cell>
          <table:table-cell table:formula="of:=[.A39]*SQRT([.B39])" office:value-type="float" office:value="360" calcext:value-type="float">
            <text:p>360</text:p>
          </table:table-cell>
          <table:table-cell table:formula="of:=[.D39]/[.C39]" office:value-type="float" office:value="0.520773838918518" calcext:value-type="float">
            <text:p>0.52077383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052" calcext:value-type="float">
            <text:p>0.2966395161</text:p>
          </table:table-cell>
          <table:table-cell office:value-type="float" office:value="1.40384615385" calcext:value-type="float">
            <text:p>1.4038461539</text:p>
          </table:table-cell>
          <table:table-cell office:value-type="float" office:value="1.11538461538" calcext:value-type="float">
            <text:p>1.1153846154</text:p>
          </table:table-cell>
          <table:table-cell office:value-type="float" office:value="3.84615384615" calcext:value-type="float">
            <text:p>3.8461538462</text:p>
          </table:table-cell>
          <table:table-cell table:formula="of:=[.A40]*[.B40]" office:value-type="float" office:value="1440" calcext:value-type="float">
            <text:p>1440</text:p>
          </table:table-cell>
          <table:table-cell table:formula="of:=[.A40]*SQRT([.B40])" office:value-type="float" office:value="509.116882454314" calcext:value-type="float">
            <text:p>509.1168824543</text:p>
          </table:table-cell>
          <table:table-cell table:formula="of:=[.D40]/[.C40]" office:value-type="float" office:value="0.549332437133333" calcext:value-type="float">
            <text:p>0.5493324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557" calcext:value-type="float">
            <text:p>0.16952064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A41]*[.B41]" office:value-type="float" office:value="2340" calcext:value-type="float">
            <text:p>2340</text:p>
          </table:table-cell>
          <table:table-cell table:formula="of:=[.A41]*SQRT([.B41])" office:value-type="float" office:value="648.999229583518" calcext:value-type="float">
            <text:p>648.9992295835</text:p>
          </table:table-cell>
          <table:table-cell table:formula="of:=[.D41]/[.C41]" office:value-type="float" office:value="0.313927112142593" calcext:value-type="float">
            <text:p>0.31392711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24" calcext:value-type="float">
            <text:p>0.1834929172</text:p>
          </table:table-cell>
          <table:table-cell table:number-columns-repeated="2" office:value-type="float" office:value="0.519230769231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table:formula="of:=[.A42]*[.B42]" office:value-type="float" office:value="3600" calcext:value-type="float">
            <text:p>3600</text:p>
          </table:table-cell>
          <table:table-cell table:formula="of:=[.A42]*SQRT([.B42])" office:value-type="float" office:value="804.984471899924" calcext:value-type="float">
            <text:p>804.9844718999</text:p>
          </table:table-cell>
          <table:table-cell table:formula="of:=[.D42]/[.C42]" office:value-type="float" office:value="0.339801698562963" calcext:value-type="float">
            <text:p>0.33980169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093" calcext:value-type="float">
            <text:p>0.1719822241</text:p>
          </table:table-cell>
          <table:table-cell table:number-columns-repeated="2" office:value-type="float" office:value="0.403846153846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formula="of:=[.A43]*[.B43]" office:value-type="float" office:value="5400" calcext:value-type="float">
            <text:p>5400</text:p>
          </table:table-cell>
          <table:table-cell table:formula="of:=[.A43]*SQRT([.B43])" office:value-type="float" office:value="985.900603509299" calcext:value-type="float">
            <text:p>985.9006035093</text:p>
          </table:table-cell>
          <table:table-cell table:formula="of:=[.D43]/[.C43]" office:value-type="float" office:value="0.318485600172222" calcext:value-type="float">
            <text:p>0.3184856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183" calcext:value-type="float">
            <text:p>0.2054229712</text:p>
          </table:table-cell>
          <table:table-cell table:number-columns-repeated="2" office:value-type="float" office:value="0.711538461538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formula="of:=[.A44]*[.B44]" office:value-type="float" office:value="0" calcext:value-type="float">
            <text:p>0</text:p>
          </table:table-cell>
          <table:table-cell table:formula="of:=[.A44]*SQRT([.B44])" office:value-type="float" office:value="0" calcext:value-type="float">
            <text:p>0</text:p>
          </table:table-cell>
          <table:table-cell table:formula="of:=[.D44]/[.C44]" office:value-type="float" office:value="0.253608606398765" calcext:value-type="float">
            <text:p>0.253608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367" calcext:value-type="float">
            <text:p>0.1728403664</text:p>
          </table:table-cell>
          <table:table-cell table:number-columns-repeated="2" office:value-type="float" office:value="0.634615384615" calcext:value-type="float">
            <text:p>0.6346153846</text:p>
          </table:table-cell>
          <table:table-cell office:value-type="float" office:value="0" calcext:value-type="float">
            <text:p>0</text:p>
          </table:table-cell>
          <table:table-cell table:formula="of:=[.A45]*[.B45]" office:value-type="float" office:value="0" calcext:value-type="float">
            <text:p>0</text:p>
          </table:table-cell>
          <table:table-cell table:formula="of:=[.A45]*SQRT([.B45])" office:value-type="float" office:value="0" calcext:value-type="float">
            <text:p>0</text:p>
          </table:table-cell>
          <table:table-cell table:formula="of:=[.D45]/[.C45]" office:value-type="float" office:value="0.213383168354321" calcext:value-type="float">
            <text:p>0.2133831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06" calcext:value-type="float">
            <text:p>0.2079210853</text:p>
          </table:table-cell>
          <table:table-cell table:number-columns-repeated="2" office:value-type="float" office:value="0.711538461538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formula="of:=[.A46]*[.B46]" office:value-type="float" office:value="0" calcext:value-type="float">
            <text:p>0</text:p>
          </table:table-cell>
          <table:table-cell table:formula="of:=[.A46]*SQRT([.B46])" office:value-type="float" office:value="0" calcext:value-type="float">
            <text:p>0</text:p>
          </table:table-cell>
          <table:table-cell table:formula="of:=[.D46]/[.C46]" office:value-type="float" office:value="0.256692697908642" calcext:value-type="float">
            <text:p>0.2566926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279" calcext:value-type="float">
            <text:p>0.1781908433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formula="of:=[.A47]*[.B47]" office:value-type="float" office:value="0" calcext:value-type="float">
            <text:p>0</text:p>
          </table:table-cell>
          <table:table-cell table:formula="of:=[.A47]*SQRT([.B47])" office:value-type="float" office:value="0" calcext:value-type="float">
            <text:p>0</text:p>
          </table:table-cell>
          <table:table-cell table:formula="of:=[.D47]/[.C47]" office:value-type="float" office:value="0.219988695406173" calcext:value-type="float">
            <text:p>0.2199886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03" calcext:value-type="float">
            <text:p>0.1895737836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673076923077" calcext:value-type="float">
            <text:p>0.6730769231</text:p>
          </table:table-cell>
          <table:table-cell office:value-type="float" office:value="1.92307692308" calcext:value-type="float">
            <text:p>1.9230769231</text:p>
          </table:table-cell>
          <table:table-cell table:formula="of:=[.A48]*[.B48]" office:value-type="float" office:value="0" calcext:value-type="float">
            <text:p>0</text:p>
          </table:table-cell>
          <table:table-cell table:formula="of:=[.A48]*SQRT([.B48])" office:value-type="float" office:value="0" calcext:value-type="float">
            <text:p>0</text:p>
          </table:table-cell>
          <table:table-cell table:formula="of:=[.D48]/[.C48]" office:value-type="float" office:value="0.234041708151852" calcext:value-type="float">
            <text:p>0.2340417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2962" calcext:value-type="float">
            <text:p>0.224570673</text:p>
          </table:table-cell>
          <table:table-cell table:number-columns-repeated="2" office:value-type="float" office:value="0.903846153846" calcext:value-type="float">
            <text:p>0.9038461538</text:p>
          </table:table-cell>
          <table:table-cell office:value-type="float" office:value="0" calcext:value-type="float">
            <text:p>0</text:p>
          </table:table-cell>
          <table:table-cell table:formula="of:=[.A49]*[.B49]" office:value-type="float" office:value="0" calcext:value-type="float">
            <text:p>0</text:p>
          </table:table-cell>
          <table:table-cell table:formula="of:=[.A49]*SQRT([.B49])" office:value-type="float" office:value="0" calcext:value-type="float">
            <text:p>0</text:p>
          </table:table-cell>
          <table:table-cell table:formula="of:=[.D49]/[.C49]" office:value-type="float" office:value="0.277247744397531" calcext:value-type="float">
            <text:p>0.277247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295" calcext:value-type="float">
            <text:p>0.1578450953</text:p>
          </table:table-cell>
          <table:table-cell table:number-columns-repeated="2" office:value-type="float" office:value="0.461538461538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formula="of:=[.A50]*[.B50]" office:value-type="float" office:value="0" calcext:value-type="float">
            <text:p>0</text:p>
          </table:table-cell>
          <table:table-cell table:formula="of:=[.A50]*SQRT([.B50])" office:value-type="float" office:value="0" calcext:value-type="float">
            <text:p>0</text:p>
          </table:table-cell>
          <table:table-cell table:formula="of:=[.D50]/[.C50]" office:value-type="float" office:value="0.194870488018519" calcext:value-type="float">
            <text:p>0.1948704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923076923077" calcext:value-type="float">
            <text:p>0.9230769231</text:p>
          </table:table-cell>
          <table:table-cell office:value-type="float" office:value="0.846153846154" calcext:value-type="float">
            <text:p>0.8461538462</text:p>
          </table:table-cell>
          <table:table-cell office:value-type="float" office:value="1.92307692308" calcext:value-type="float">
            <text:p>1.9230769231</text:p>
          </table:table-cell>
          <table:table-cell table:formula="of:=[.A51]*[.B51]" office:value-type="float" office:value="30" calcext:value-type="float">
            <text:p>30</text:p>
          </table:table-cell>
          <table:table-cell table:formula="of:=[.A51]*SQRT([.B51])" office:value-type="float" office:value="30" calcext:value-type="float">
            <text:p>30</text:p>
          </table:table-cell>
          <table:table-cell table:formula="of:=[.D51]/[.C51]" office:value-type="float" office:value="0.276446364444444" calcext:value-type="float">
            <text:p>0.2764463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862" calcext:value-type="float">
            <text:p>0.2614397429</text:p>
          </table:table-cell>
          <table:table-cell table:number-columns-repeated="2" office:value-type="float" office:value="0.788461538462" calcext:value-type="float">
            <text:p>0.7884615385</text:p>
          </table:table-cell>
          <table:table-cell office:value-type="float" office:value="0" calcext:value-type="float">
            <text:p>0</text:p>
          </table:table-cell>
          <table:table-cell table:formula="of:=[.A52]*[.B52]" office:value-type="float" office:value="60" calcext:value-type="float">
            <text:p>60</text:p>
          </table:table-cell>
          <table:table-cell table:formula="of:=[.A52]*SQRT([.B52])" office:value-type="float" office:value="42.4264068711929" calcext:value-type="float">
            <text:p>42.4264068712</text:p>
          </table:table-cell>
          <table:table-cell table:formula="of:=[.D52]/[.C52]" office:value-type="float" office:value="0.322765114644444" calcext:value-type="float">
            <text:p>0.3227651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09" calcext:value-type="float">
            <text:p>0.2561895512</text:p>
          </table:table-cell>
          <table:table-cell office:value-type="float" office:value="1.46153846154" calcext:value-type="float">
            <text:p>1.4615384615</text:p>
          </table:table-cell>
          <table:table-cell office:value-type="float" office:value="1.36538461538" calcext:value-type="float">
            <text:p>1.3653846154</text:p>
          </table:table-cell>
          <table:table-cell office:value-type="float" office:value="1.92307692308" calcext:value-type="float">
            <text:p>1.9230769231</text:p>
          </table:table-cell>
          <table:table-cell table:formula="of:=[.A53]*[.B53]" office:value-type="float" office:value="120" calcext:value-type="float">
            <text:p>120</text:p>
          </table:table-cell>
          <table:table-cell table:formula="of:=[.A53]*SQRT([.B53])" office:value-type="float" office:value="60" calcext:value-type="float">
            <text:p>60</text:p>
          </table:table-cell>
          <table:table-cell table:formula="of:=[.D53]/[.C53]" office:value-type="float" office:value="0.316283396554321" calcext:value-type="float">
            <text:p>0.3162833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15" calcext:value-type="float">
            <text:p>0.3001807686</text:p>
          </table:table-cell>
          <table:table-cell office:value-type="float" office:value="1.55769230769" calcext:value-type="float">
            <text:p>1.5576923077</text:p>
          </table:table-cell>
          <table:table-cell office:value-type="float" office:value="1.38461538462" calcext:value-type="float">
            <text:p>1.3846153846</text:p>
          </table:table-cell>
          <table:table-cell office:value-type="float" office:value="5.76923076923" calcext:value-type="float">
            <text:p>5.7692307692</text:p>
          </table:table-cell>
          <table:table-cell table:formula="of:=[.A54]*[.B54]" office:value-type="float" office:value="240" calcext:value-type="float">
            <text:p>240</text:p>
          </table:table-cell>
          <table:table-cell table:formula="of:=[.A54]*SQRT([.B54])" office:value-type="float" office:value="84.8528137423857" calcext:value-type="float">
            <text:p>84.8528137424</text:p>
          </table:table-cell>
          <table:table-cell table:formula="of:=[.D54]/[.C54]" office:value-type="float" office:value="0.3705935415" calcext:value-type="float">
            <text:p>0.37059354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19" calcext:value-type="float">
            <text:p>0.3764911408</text:p>
          </table:table-cell>
          <table:table-cell office:value-type="float" office:value="2.13461538462" calcext:value-type="float">
            <text:p>2.1346153846</text:p>
          </table:table-cell>
          <table:table-cell office:value-type="float" office:value="1.84615384615" calcext:value-type="float">
            <text:p>1.8461538462</text:p>
          </table:table-cell>
          <table:table-cell office:value-type="float" office:value="7.69230769231" calcext:value-type="float">
            <text:p>7.6923076923</text:p>
          </table:table-cell>
          <table:table-cell table:formula="of:=[.A55]*[.B55]" office:value-type="float" office:value="390" calcext:value-type="float">
            <text:p>390</text:p>
          </table:table-cell>
          <table:table-cell table:formula="of:=[.A55]*SQRT([.B55])" office:value-type="float" office:value="108.16653826392" calcext:value-type="float">
            <text:p>108.1665382639</text:p>
          </table:table-cell>
          <table:table-cell table:formula="of:=[.D55]/[.C55]" office:value-type="float" office:value="0.464803877554321" calcext:value-type="float">
            <text:p>0.46480387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06" calcext:value-type="float">
            <text:p>0.2865636711</text:p>
          </table:table-cell>
          <table:table-cell office:value-type="float" office:value="1.96153846154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table:formula="of:=[.A56]*[.B56]" office:value-type="float" office:value="600" calcext:value-type="float">
            <text:p>600</text:p>
          </table:table-cell>
          <table:table-cell table:formula="of:=[.A56]*SQRT([.B56])" office:value-type="float" office:value="134.164078649987" calcext:value-type="float">
            <text:p>134.16407865</text:p>
          </table:table-cell>
          <table:table-cell table:formula="of:=[.D56]/[.C56]" office:value-type="float" office:value="0.353782310007407" calcext:value-type="float">
            <text:p>0.3537823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279" calcext:value-type="float">
            <text:p>0.4752491923</text:p>
          </table:table-cell>
          <table:table-cell office:value-type="float" office:value="4.67307692308" calcext:value-type="float">
            <text:p>4.6730769231</text:p>
          </table:table-cell>
          <table:table-cell office:value-type="float" office:value="2.80769230769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table:formula="of:=[.A57]*[.B57]" office:value-type="float" office:value="900" calcext:value-type="float">
            <text:p>900</text:p>
          </table:table-cell>
          <table:table-cell table:formula="of:=[.A57]*SQRT([.B57])" office:value-type="float" office:value="164.31676725155" calcext:value-type="float">
            <text:p>164.3167672516</text:p>
          </table:table-cell>
          <table:table-cell table:formula="of:=[.D57]/[.C57]" office:value-type="float" office:value="0.586727397875309" calcext:value-type="float">
            <text:p>0.58672739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19" calcext:value-type="float">
            <text:p>0.2161314727</text:p>
          </table:table-cell>
          <table:table-cell table:number-columns-repeated="2" office:value-type="float" office:value="1.05769230769" calcext:value-type="float">
            <text:p>1.0576923077</text:p>
          </table:table-cell>
          <table:table-cell office:value-type="float" office:value="0" calcext:value-type="float">
            <text:p>0</text:p>
          </table:table-cell>
          <table:table-cell table:formula="of:=[.A58]*[.B58]" office:value-type="float" office:value="60" calcext:value-type="float">
            <text:p>60</text:p>
          </table:table-cell>
          <table:table-cell table:formula="of:=[.A58]*SQRT([.B58])" office:value-type="float" office:value="60" calcext:value-type="float">
            <text:p>60</text:p>
          </table:table-cell>
          <table:table-cell table:formula="of:=[.D58]/[.C58]" office:value-type="float" office:value="0.266828978665432" calcext:value-type="float">
            <text:p>0.26682897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43" calcext:value-type="float">
            <text:p>0.2871905416</text:p>
          </table:table-cell>
          <table:table-cell office:value-type="float" office:value="1.67307692308" calcext:value-type="float">
            <text:p>1.6730769231</text:p>
          </table:table-cell>
          <table:table-cell office:value-type="float" office:value="1.48076923077" calcext:value-type="float">
            <text:p>1.4807692308</text:p>
          </table:table-cell>
          <table:table-cell office:value-type="float" office:value="5.76923076923" calcext:value-type="float">
            <text:p>5.7692307692</text:p>
          </table:table-cell>
          <table:table-cell table:formula="of:=[.A59]*[.B59]" office:value-type="float" office:value="120" calcext:value-type="float">
            <text:p>120</text:p>
          </table:table-cell>
          <table:table-cell table:formula="of:=[.A59]*SQRT([.B59])" office:value-type="float" office:value="84.8528137423857" calcext:value-type="float">
            <text:p>84.8528137424</text:p>
          </table:table-cell>
          <table:table-cell table:formula="of:=[.D59]/[.C59]" office:value-type="float" office:value="0.354556224250617" calcext:value-type="float">
            <text:p>0.3545562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45" calcext:value-type="float">
            <text:p>0.3422973582</text:p>
          </table:table-cell>
          <table:table-cell office:value-type="float" office:value="2.40384615385" calcext:value-type="float">
            <text:p>2.4038461539</text:p>
          </table:table-cell>
          <table:table-cell office:value-type="float" office:value="2.05769230769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  <table:table-cell table:formula="of:=[.A60]*[.B60]" office:value-type="float" office:value="240" calcext:value-type="float">
            <text:p>240</text:p>
          </table:table-cell>
          <table:table-cell table:formula="of:=[.A60]*SQRT([.B60])" office:value-type="float" office:value="120" calcext:value-type="float">
            <text:p>120</text:p>
          </table:table-cell>
          <table:table-cell table:formula="of:=[.D60]/[.C60]" office:value-type="float" office:value="0.422589331166667" calcext:value-type="float">
            <text:p>0.42258933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875" calcext:value-type="float">
            <text:p>0.4026446219</text:p>
          </table:table-cell>
          <table:table-cell office:value-type="float" office:value="3.55769230769" calcext:value-type="float">
            <text:p>3.5576923077</text:p>
          </table:table-cell>
          <table:table-cell office:value-type="float" office:value="2.42307692308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table:formula="of:=[.A61]*[.B61]" office:value-type="float" office:value="480" calcext:value-type="float">
            <text:p>480</text:p>
          </table:table-cell>
          <table:table-cell table:formula="of:=[.A61]*SQRT([.B61])" office:value-type="float" office:value="169.705627484771" calcext:value-type="float">
            <text:p>169.7056274848</text:p>
          </table:table-cell>
          <table:table-cell table:formula="of:=[.D61]/[.C61]" office:value-type="float" office:value="0.497092125771605" calcext:value-type="float">
            <text:p>0.4970921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05" calcext:value-type="float">
            <text:p>0.5760573748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2.92307692308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table:formula="of:=[.A62]*[.B62]" office:value-type="float" office:value="780" calcext:value-type="float">
            <text:p>780</text:p>
          </table:table-cell>
          <table:table-cell table:formula="of:=[.A62]*SQRT([.B62])" office:value-type="float" office:value="216.333076527839" calcext:value-type="float">
            <text:p>216.3330765278</text:p>
          </table:table-cell>
          <table:table-cell table:formula="of:=[.D62]/[.C62]" office:value-type="float" office:value="0.711181944203704" calcext:value-type="float">
            <text:p>0.71118194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262" calcext:value-type="float">
            <text:p>0.6832388503</text:p>
          </table:table-cell>
          <table:table-cell office:value-type="float" office:value="8.01923076923" calcext:value-type="float">
            <text:p>8.0192307692</text:p>
          </table:table-cell>
          <table:table-cell office:value-type="float" office:value="3.32692307692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table:formula="of:=[.A63]*[.B63]" office:value-type="float" office:value="1200" calcext:value-type="float">
            <text:p>1200</text:p>
          </table:table-cell>
          <table:table-cell table:formula="of:=[.A63]*SQRT([.B63])" office:value-type="float" office:value="268.328157299975" calcext:value-type="float">
            <text:p>268.3281573</text:p>
          </table:table-cell>
          <table:table-cell table:formula="of:=[.D63]/[.C63]" office:value-type="float" office:value="0.843504753409876" calcext:value-type="float">
            <text:p>0.84350475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3969" calcext:value-type="float">
            <text:p>0.607811554</text:p>
          </table:table-cell>
          <table:table-cell office:value-type="float" office:value="7.36538461538" calcext:value-type="float">
            <text:p>7.3653846154</text:p>
          </table:table-cell>
          <table:table-cell office:value-type="float" office:value="3.51923076923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table:formula="of:=[.A64]*[.B64]" office:value-type="float" office:value="1800" calcext:value-type="float">
            <text:p>1800</text:p>
          </table:table-cell>
          <table:table-cell table:formula="of:=[.A64]*SQRT([.B64])" office:value-type="float" office:value="328.6335345031" calcext:value-type="float">
            <text:p>328.6335345031</text:p>
          </table:table-cell>
          <table:table-cell table:formula="of:=[.D64]/[.C64]" office:value-type="float" office:value="0.75038463452963" calcext:value-type="float">
            <text:p>0.75038463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785" calcext:value-type="float">
            <text:p>0.2273667708</text:p>
          </table:table-cell>
          <table:table-cell table:number-columns-repeated="2" office:value-type="float" office:value="0.923076923077" calcext:value-type="float">
            <text:p>0.9230769231</text:p>
          </table:table-cell>
          <table:table-cell office:value-type="float" office:value="0" calcext:value-type="float">
            <text:p>0</text:p>
          </table:table-cell>
          <table:table-cell table:formula="of:=[.A65]*[.B65]" office:value-type="float" office:value="90" calcext:value-type="float">
            <text:p>90</text:p>
          </table:table-cell>
          <table:table-cell table:formula="of:=[.A65]*SQRT([.B65])" office:value-type="float" office:value="90" calcext:value-type="float">
            <text:p>90</text:p>
          </table:table-cell>
          <table:table-cell table:formula="of:=[.D65]/[.C65]" office:value-type="float" office:value="0.280699717018518" calcext:value-type="float">
            <text:p>0.2806997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68" calcext:value-type="float">
            <text:p>0.3951649997</text:p>
          </table:table-cell>
          <table:table-cell office:value-type="float" office:value="2.69230769231" calcext:value-type="float">
            <text:p>2.6923076923</text:p>
          </table:table-cell>
          <table:table-cell office:value-type="float" office:value="1.63461538462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  <table:table-cell table:formula="of:=[.A66]*[.B66]" office:value-type="float" office:value="180" calcext:value-type="float">
            <text:p>180</text:p>
          </table:table-cell>
          <table:table-cell table:formula="of:=[.A66]*SQRT([.B66])" office:value-type="float" office:value="127.279220613579" calcext:value-type="float">
            <text:p>127.2792206136</text:p>
          </table:table-cell>
          <table:table-cell table:formula="of:=[.D66]/[.C66]" office:value-type="float" office:value="0.487858024296296" calcext:value-type="float">
            <text:p>0.48785802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05" calcext:value-type="float">
            <text:p>0.4665759931</text:p>
          </table:table-cell>
          <table:table-cell office:value-type="float" office:value="3.21153846154" calcext:value-type="float">
            <text:p>3.2115384615</text:p>
          </table:table-cell>
          <table:table-cell office:value-type="float" office:value="2.46153846154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  <table:table-cell table:formula="of:=[.A67]*[.B67]" office:value-type="float" office:value="360" calcext:value-type="float">
            <text:p>360</text:p>
          </table:table-cell>
          <table:table-cell table:formula="of:=[.A67]*SQRT([.B67])" office:value-type="float" office:value="180" calcext:value-type="float">
            <text:p>180</text:p>
          </table:table-cell>
          <table:table-cell table:formula="of:=[.D67]/[.C67]" office:value-type="float" office:value="0.576019744506173" calcext:value-type="float">
            <text:p>0.57601974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42" calcext:value-type="float">
            <text:p>0.5271255197</text:p>
          </table:table-cell>
          <table:table-cell office:value-type="float" office:value="7.32692307692" calcext:value-type="float">
            <text:p>7.3269230769</text:p>
          </table:table-cell>
          <table:table-cell office:value-type="float" office:value="3.36538461538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table:formula="of:=[.A68]*[.B68]" office:value-type="float" office:value="720" calcext:value-type="float">
            <text:p>720</text:p>
          </table:table-cell>
          <table:table-cell table:formula="of:=[.A68]*SQRT([.B68])" office:value-type="float" office:value="254.558441227157" calcext:value-type="float">
            <text:p>254.5584412272</text:p>
          </table:table-cell>
          <table:table-cell table:formula="of:=[.D68]/[.C68]" office:value-type="float" office:value="0.650772246595062" calcext:value-type="float">
            <text:p>0.65077224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281" calcext:value-type="float">
            <text:p>0.5622256243</text:p>
          </table:table-cell>
          <table:table-cell office:value-type="float" office:value="6.57692307692" calcext:value-type="float">
            <text:p>6.5769230769</text:p>
          </table:table-cell>
          <table:table-cell office:value-type="float" office:value="3.09615384615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table:formula="of:=[.A69]*[.B69]" office:value-type="float" office:value="1170" calcext:value-type="float">
            <text:p>1170</text:p>
          </table:table-cell>
          <table:table-cell table:formula="of:=[.A69]*SQRT([.B69])" office:value-type="float" office:value="324.499614791759" calcext:value-type="float">
            <text:p>324.4996147918</text:p>
          </table:table-cell>
          <table:table-cell table:formula="of:=[.D69]/[.C69]" office:value-type="float" office:value="0.694105708988889" calcext:value-type="float">
            <text:p>0.6941057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863" calcext:value-type="float">
            <text:p>0.4570138899</text:p>
          </table:table-cell>
          <table:table-cell office:value-type="float" office:value="4.38461538462" calcext:value-type="float">
            <text:p>4.3846153846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table:formula="of:=[.A70]*[.B70]" office:value-type="float" office:value="1800" calcext:value-type="float">
            <text:p>1800</text:p>
          </table:table-cell>
          <table:table-cell table:formula="of:=[.A70]*SQRT([.B70])" office:value-type="float" office:value="402.492235949962" calcext:value-type="float">
            <text:p>402.49223595</text:p>
          </table:table-cell>
          <table:table-cell table:formula="of:=[.D70]/[.C70]" office:value-type="float" office:value="0.56421467884321" calcext:value-type="float">
            <text:p>0.56421467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46" calcext:value-type="float">
            <text:p>0.3904218297</text:p>
          </table:table-cell>
          <table:table-cell office:value-type="float" office:value="4.46153846154" calcext:value-type="float">
            <text:p>4.4615384615</text:p>
          </table:table-cell>
          <table:table-cell office:value-type="float" office:value="2.73076923077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table:formula="of:=[.A71]*[.B71]" office:value-type="float" office:value="2700" calcext:value-type="float">
            <text:p>2700</text:p>
          </table:table-cell>
          <table:table-cell table:formula="of:=[.A71]*SQRT([.B71])" office:value-type="float" office:value="492.95030175465" calcext:value-type="float">
            <text:p>492.9503017547</text:p>
          </table:table-cell>
          <table:table-cell table:formula="of:=[.D71]/[.C71]" office:value-type="float" office:value="0.482002258945679" calcext:value-type="float">
            <text:p>0.48200225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21" calcext:value-type="float">
            <text:p>0.2867660295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2" calcext:value-type="float">
            <text:p>1.3846153846</text:p>
          </table:table-cell>
          <table:table-cell office:value-type="float" office:value="5.76923076923" calcext:value-type="float">
            <text:p>5.7692307692</text:p>
          </table:table-cell>
          <table:table-cell table:formula="of:=[.A72]*[.B72]" office:value-type="float" office:value="120" calcext:value-type="float">
            <text:p>120</text:p>
          </table:table-cell>
          <table:table-cell table:formula="of:=[.A72]*SQRT([.B72])" office:value-type="float" office:value="120" calcext:value-type="float">
            <text:p>120</text:p>
          </table:table-cell>
          <table:table-cell table:formula="of:=[.D72]/[.C72]" office:value-type="float" office:value="0.354032135211111" calcext:value-type="float">
            <text:p>0.35403213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02" calcext:value-type="float">
            <text:p>0.4253263784</text:p>
          </table:table-cell>
          <table:table-cell office:value-type="float" office:value="3.09615384615" calcext:value-type="float">
            <text:p>3.0961538462</text:p>
          </table:table-cell>
          <table:table-cell office:value-type="float" office:value="2.40384615385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  <table:table-cell table:formula="of:=[.A73]*[.B73]" office:value-type="float" office:value="240" calcext:value-type="float">
            <text:p>240</text:p>
          </table:table-cell>
          <table:table-cell table:formula="of:=[.A73]*SQRT([.B73])" office:value-type="float" office:value="169.705627484771" calcext:value-type="float">
            <text:p>169.7056274848</text:p>
          </table:table-cell>
          <table:table-cell table:formula="of:=[.D73]/[.C73]" office:value-type="float" office:value="0.525094294323457" calcext:value-type="float">
            <text:p>0.52509429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23" calcext:value-type="float">
            <text:p>0.4047777864</text:p>
          </table:table-cell>
          <table:table-cell office:value-type="float" office:value="5.65384615385" calcext:value-type="float">
            <text:p>5.6538461539</text:p>
          </table:table-cell>
          <table:table-cell office:value-type="float" office:value="2.90384615385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  <table:table-cell table:formula="of:=[.A74]*[.B74]" office:value-type="float" office:value="480" calcext:value-type="float">
            <text:p>480</text:p>
          </table:table-cell>
          <table:table-cell table:formula="of:=[.A74]*SQRT([.B74])" office:value-type="float" office:value="240" calcext:value-type="float">
            <text:p>240</text:p>
          </table:table-cell>
          <table:table-cell table:formula="of:=[.D74]/[.C74]" office:value-type="float" office:value="0.499725662250617" calcext:value-type="float">
            <text:p>0.49972566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297" calcext:value-type="float">
            <text:p>0.5944864373</text:p>
          </table:table-cell>
          <table:table-cell office:value-type="float" office:value="7.34615384615" calcext:value-type="float">
            <text:p>7.3461538462</text:p>
          </table:table-cell>
          <table:table-cell office:value-type="float" office:value="3.57692307692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table:formula="of:=[.A75]*[.B75]" office:value-type="float" office:value="960" calcext:value-type="float">
            <text:p>960</text:p>
          </table:table-cell>
          <table:table-cell table:formula="of:=[.A75]*SQRT([.B75])" office:value-type="float" office:value="339.411254969543" calcext:value-type="float">
            <text:p>339.4112549695</text:p>
          </table:table-cell>
          <table:table-cell table:formula="of:=[.D75]/[.C75]" office:value-type="float" office:value="0.733933873206173" calcext:value-type="float">
            <text:p>0.73393387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07" calcext:value-type="float">
            <text:p>0.4574828391</text:p>
          </table:table-cell>
          <table:table-cell office:value-type="float" office:value="6.26923076923" calcext:value-type="float">
            <text:p>6.2692307692</text:p>
          </table:table-cell>
          <table:table-cell office:value-type="float" office:value="3.21153846154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table:formula="of:=[.A76]*[.B76]" office:value-type="float" office:value="1560" calcext:value-type="float">
            <text:p>1560</text:p>
          </table:table-cell>
          <table:table-cell table:formula="of:=[.A76]*SQRT([.B76])" office:value-type="float" office:value="432.666153055679" calcext:value-type="float">
            <text:p>432.6661530557</text:p>
          </table:table-cell>
          <table:table-cell table:formula="of:=[.D76]/[.C76]" office:value-type="float" office:value="0.564793628481481" calcext:value-type="float">
            <text:p>0.56479362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755" calcext:value-type="float">
            <text:p>0.4864724568</text:p>
          </table:table-cell>
          <table:table-cell office:value-type="float" office:value="3.36538461538" calcext:value-type="float">
            <text:p>3.3653846154</text:p>
          </table:table-cell>
          <table:table-cell office:value-type="float" office:value="2.71153846154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table:formula="of:=[.A77]*[.B77]" office:value-type="float" office:value="2400" calcext:value-type="float">
            <text:p>2400</text:p>
          </table:table-cell>
          <table:table-cell table:formula="of:=[.A77]*SQRT([.B77])" office:value-type="float" office:value="536.65631459995" calcext:value-type="float">
            <text:p>536.6563146</text:p>
          </table:table-cell>
          <table:table-cell table:formula="of:=[.D77]/[.C77]" office:value-type="float" office:value="0.600583279944444" calcext:value-type="float">
            <text:p>0.60058327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28" calcext:value-type="float">
            <text:p>0.2418160707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46" calcext:value-type="float">
            <text:p>1.2884615385</text:p>
          </table:table-cell>
          <table:table-cell office:value-type="float" office:value="5.76923076923" calcext:value-type="float">
            <text:p>5.7692307692</text:p>
          </table:table-cell>
          <table:table-cell table:formula="of:=[.A78]*[.B78]" office:value-type="float" office:value="3600" calcext:value-type="float">
            <text:p>3600</text:p>
          </table:table-cell>
          <table:table-cell table:formula="of:=[.A78]*SQRT([.B78])" office:value-type="float" office:value="657.267069006199" calcext:value-type="float">
            <text:p>657.2670690062</text:p>
          </table:table-cell>
          <table:table-cell table:formula="of:=[.D78]/[.C78]" office:value-type="float" office:value="0.298538358923457" calcext:value-type="float">
            <text:p>0.29853835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698" calcext:value-type="float">
            <text:p>0.3313170027</text:p>
          </table:table-cell>
          <table:table-cell office:value-type="float" office:value="2.03846153846" calcext:value-type="float">
            <text:p>2.0384615385</text:p>
          </table:table-cell>
          <table:table-cell office:value-type="float" office:value="1.69230769231" calcext:value-type="float">
            <text:p>1.6923076923</text:p>
          </table:table-cell>
          <table:table-cell office:value-type="float" office:value="7.69230769231" calcext:value-type="float">
            <text:p>7.6923076923</text:p>
          </table:table-cell>
          <table:table-cell table:formula="of:=[.A79]*[.B79]" office:value-type="float" office:value="180" calcext:value-type="float">
            <text:p>180</text:p>
          </table:table-cell>
          <table:table-cell table:formula="of:=[.A79]*SQRT([.B79])" office:value-type="float" office:value="180" calcext:value-type="float">
            <text:p>180</text:p>
          </table:table-cell>
          <table:table-cell table:formula="of:=[.D79]/[.C79]" office:value-type="float" office:value="0.409033336664198" calcext:value-type="float">
            <text:p>0.40903333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168" calcext:value-type="float">
            <text:p>0.6715241982</text:p>
          </table:table-cell>
          <table:table-cell office:value-type="float" office:value="5.26923076923" calcext:value-type="float">
            <text:p>5.2692307692</text:p>
          </table:table-cell>
          <table:table-cell office:value-type="float" office:value="2.78846153846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  <table:table-cell table:formula="of:=[.A80]*[.B80]" office:value-type="float" office:value="360" calcext:value-type="float">
            <text:p>360</text:p>
          </table:table-cell>
          <table:table-cell table:formula="of:=[.A80]*SQRT([.B80])" office:value-type="float" office:value="254.558441227157" calcext:value-type="float">
            <text:p>254.5584412272</text:p>
          </table:table-cell>
          <table:table-cell table:formula="of:=[.D80]/[.C80]" office:value-type="float" office:value="0.829042219960494" calcext:value-type="float">
            <text:p>0.829042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44" calcext:value-type="float">
            <text:p>0.5480197819</text:p>
          </table:table-cell>
          <table:table-cell office:value-type="float" office:value="6.19230769231" calcext:value-type="float">
            <text:p>6.1923076923</text:p>
          </table:table-cell>
          <table:table-cell office:value-type="float" office:value="3.46153846154" calcext:value-type="float">
            <text:p>3.4615384615</text:p>
          </table:table-cell>
          <table:table-cell office:value-type="float" office:value="50" calcext:value-type="float">
            <text:p>50</text:p>
          </table:table-cell>
          <table:table-cell table:formula="of:=[.A81]*[.B81]" office:value-type="float" office:value="720" calcext:value-type="float">
            <text:p>720</text:p>
          </table:table-cell>
          <table:table-cell table:formula="of:=[.A81]*SQRT([.B81])" office:value-type="float" office:value="360" calcext:value-type="float">
            <text:p>360</text:p>
          </table:table-cell>
          <table:table-cell table:formula="of:=[.D81]/[.C81]" office:value-type="float" office:value="0.67656763202963" calcext:value-type="float">
            <text:p>0.6765676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19" calcext:value-type="float">
            <text:p>0.4453063797</text:p>
          </table:table-cell>
          <table:table-cell office:value-type="float" office:value="3.15384615385" calcext:value-type="float">
            <text:p>3.1538461539</text:p>
          </table:table-cell>
          <table:table-cell office:value-type="float" office:value="2.21153846154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table:formula="of:=[.A82]*[.B82]" office:value-type="float" office:value="1440" calcext:value-type="float">
            <text:p>1440</text:p>
          </table:table-cell>
          <table:table-cell table:formula="of:=[.A82]*SQRT([.B82])" office:value-type="float" office:value="509.116882454314" calcext:value-type="float">
            <text:p>509.1168824543</text:p>
          </table:table-cell>
          <table:table-cell table:formula="of:=[.D82]/[.C82]" office:value-type="float" office:value="0.549760962616049" calcext:value-type="float">
            <text:p>0.54976096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786" calcext:value-type="float">
            <text:p>0.3429083658</text:p>
          </table:table-cell>
          <table:table-cell office:value-type="float" office:value="1.67307692308" calcext:value-type="float">
            <text:p>1.6730769231</text:p>
          </table:table-cell>
          <table:table-cell office:value-type="float" office:value="1.42307692308" calcext:value-type="float">
            <text:p>1.4230769231</text:p>
          </table:table-cell>
          <table:table-cell office:value-type="float" office:value="7.69230769231" calcext:value-type="float">
            <text:p>7.6923076923</text:p>
          </table:table-cell>
          <table:table-cell table:formula="of:=[.A83]*[.B83]" office:value-type="float" office:value="2340" calcext:value-type="float">
            <text:p>2340</text:p>
          </table:table-cell>
          <table:table-cell table:formula="of:=[.A83]*SQRT([.B83])" office:value-type="float" office:value="648.999229583518" calcext:value-type="float">
            <text:p>648.9992295835</text:p>
          </table:table-cell>
          <table:table-cell table:formula="of:=[.D83]/[.C83]" office:value-type="float" office:value="0.423343661464198" calcext:value-type="float">
            <text:p>0.4233436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09" calcext:value-type="float">
            <text:p>0.2493859154</text:p>
          </table:table-cell>
          <table:table-cell office:value-type="float" office:value="1.07692307692" calcext:value-type="float">
            <text:p>1.0769230769</text:p>
          </table:table-cell>
          <table:table-cell office:value-type="float" office:value="1.05769230769" calcext:value-type="float">
            <text:p>1.0576923077</text:p>
          </table:table-cell>
          <table:table-cell office:value-type="float" office:value="1.92307692308" calcext:value-type="float">
            <text:p>1.9230769231</text:p>
          </table:table-cell>
          <table:table-cell table:formula="of:=[.A84]*[.B84]" office:value-type="float" office:value="3600" calcext:value-type="float">
            <text:p>3600</text:p>
          </table:table-cell>
          <table:table-cell table:formula="of:=[.A84]*SQRT([.B84])" office:value-type="float" office:value="804.984471899924" calcext:value-type="float">
            <text:p>804.9844718999</text:p>
          </table:table-cell>
          <table:table-cell table:formula="of:=[.D84]/[.C84]" office:value-type="float" office:value="0.307883846183951" calcext:value-type="float">
            <text:p>0.30788384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79" calcext:value-type="float">
            <text:p>0.2183981268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.13461538462" calcext:value-type="float">
            <text:p>1.1346153846</text:p>
          </table:table-cell>
          <table:table-cell office:value-type="float" office:value="1.92307692308" calcext:value-type="float">
            <text:p>1.9230769231</text:p>
          </table:table-cell>
          <table:table-cell table:formula="of:=[.A85]*[.B85]" office:value-type="float" office:value="5400" calcext:value-type="float">
            <text:p>5400</text:p>
          </table:table-cell>
          <table:table-cell table:formula="of:=[.A85]*SQRT([.B85])" office:value-type="float" office:value="985.900603509299" calcext:value-type="float">
            <text:p>985.9006035093</text:p>
          </table:table-cell>
          <table:table-cell table:formula="of:=[.D85]/[.C85]" office:value-type="float" office:value="0.269627317024691" calcext:value-type="float">
            <text:p>0.269627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11T13:54:39.664353267</dc:date>
    <meta:editing-duration>PT4M31S</meta:editing-duration>
    <meta:editing-cycles>2</meta:editing-cycles>
    <meta:document-statistic meta:table-count="1" meta:cell-count="8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04cm" svg:height="13.043cm" xlink:href=".." xlink:type="simple" chart:class="chart:scatter" chart:style-name="ch1">
        <chart:plot-area chart:style-name="ch2" table:cell-range-address="average_results_all_speeds.H1:average_results_all_speeds.H85 average_results_all_speeds.J1:average_results_all_speeds.J85" chart:data-source-has-labels="row" svg:x="0.474cm" svg:y="0.26cm" svg:width="22.756cm" svg:height="12.523cm">
          <chartooo:coordinate-region svg:x="1.201cm" svg:y="0.459cm" svg:width="21.657cm" svg:height="11.67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verage_results_all_speeds.J2:average_results_all_speeds.J85" chart:label-cell-address="average_results_all_speeds.J1:average_results_all_speeds.J1" chart:class="chart:scatter">
            <chart:domain table:cell-range-address="average_results_all_speeds.H2:average_results_all_speeds.H85"/>
            <chart:regression-curve chart:style-name="ch6">
              <chart:equation chart:display-equation="true" chart:display-r-square="true" svg:x="6.826cm" svg:y="1.699cm"/>
            </chart:regression-curve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ime/speed</text:p>
                <draw:g>
                  <svg:desc>average_results_all_speeds.J1:average_results_all_speed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verage_results_all_speeds.H2:average_results_all_speeds.H85</svg:desc>
                </draw:g>
              </table:table-cell>
              <table:table-cell office:value-type="float" office:value="0.294384167107407">
                <text:p>0.294384167107407</text:p>
                <draw:g>
                  <svg:desc>average_results_all_speeds.J2:average_results_all_speeds.J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08168445081481">
                <text:p>0.308168445081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9243653322963">
                <text:p>0.2924365332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98641224018518">
                <text:p>0.29864122401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15579576962963">
                <text:p>0.3155795769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93458698253704">
                <text:p>0.29345869825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89499068442593">
                <text:p>0.28949906844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336604509192593">
                <text:p>0.3366045091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326103123">
                <text:p>0.326103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0.384252710105555">
                <text:p>0.38425271010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0.409636346901852">
                <text:p>0.40963634690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">
                <text:p>390</text:p>
              </table:table-cell>
              <table:table-cell office:value-type="float" office:value="0.327090824592593">
                <text:p>0.327090824592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446132500959259">
                <text:p>0.446132500959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0.475804404492593">
                <text:p>0.4758044044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30190126235">
                <text:p>0.30190126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360730163087037">
                <text:p>0.36073016308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0.440192991544444">
                <text:p>0.4401929915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">
                <text:p>480</text:p>
              </table:table-cell>
              <table:table-cell office:value-type="float" office:value="0.616147569914815">
                <text:p>0.616147569914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0">
                <text:p>780</text:p>
              </table:table-cell>
              <table:table-cell office:value-type="float" office:value="0.632334403901852">
                <text:p>0.63233440390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0.80519877637037">
                <text:p>0.805198776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0">
                <text:p>1800</text:p>
              </table:table-cell>
              <table:table-cell office:value-type="float" office:value="0.60713925195">
                <text:p>0.60713925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350797680331481">
                <text:p>0.350797680331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0.430066103303704">
                <text:p>0.430066103303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  <table:table-cell office:value-type="float" office:value="0.566553652612963">
                <text:p>0.566553652612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0.555786284153704">
                <text:p>0.555786284153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0">
                <text:p>1170</text:p>
              </table:table-cell>
              <table:table-cell office:value-type="float" office:value="0.655784080033333">
                <text:p>0.6557840800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0">
                <text:p>1800</text:p>
              </table:table-cell>
              <table:table-cell office:value-type="float" office:value="0.607227458575926">
                <text:p>0.60722745857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.50819780292963">
                <text:p>0.50819780292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348020393975926">
                <text:p>0.348020393975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0.645136964181481">
                <text:p>0.645136964181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">
                <text:p>480</text:p>
              </table:table-cell>
              <table:table-cell office:value-type="float" office:value="0.884937288305555">
                <text:p>0.884937288305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0">
                <text:p>960</text:p>
              </table:table-cell>
              <table:table-cell office:value-type="float" office:value="0.62581599047963">
                <text:p>0.62581599047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0">
                <text:p>1560</text:p>
              </table:table-cell>
              <table:table-cell office:value-type="float" office:value="0.625067159722222">
                <text:p>0.6250671597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">
                <text:p>2400</text:p>
              </table:table-cell>
              <table:table-cell office:value-type="float" office:value="0.344103732372222">
                <text:p>0.34410373237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">
                <text:p>3600</text:p>
              </table:table-cell>
              <table:table-cell office:value-type="float" office:value="0.365268066283333">
                <text:p>0.3652680662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460275773505556">
                <text:p>0.46027577350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884363988457407">
                <text:p>0.884363988457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0">
                <text:p>720</text:p>
              </table:table-cell>
              <table:table-cell office:value-type="float" office:value="0.520773838918518">
                <text:p>0.520773838918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0.549332437133333">
                <text:p>0.5493324371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0">
                <text:p>2340</text:p>
              </table:table-cell>
              <table:table-cell office:value-type="float" office:value="0.313927112142593">
                <text:p>0.313927112142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0">
                <text:p>3600</text:p>
              </table:table-cell>
              <table:table-cell office:value-type="float" office:value="0.339801698562963">
                <text:p>0.33980169856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00">
                <text:p>5400</text:p>
              </table:table-cell>
              <table:table-cell office:value-type="float" office:value="0.318485600172222">
                <text:p>0.31848560017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253608606398765">
                <text:p>0.253608606398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213383168354321">
                <text:p>0.213383168354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256692697908642">
                <text:p>0.256692697908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19988695406173">
                <text:p>0.219988695406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234041708151852">
                <text:p>0.2340417081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277247744397531">
                <text:p>0.2772477443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94870488018519">
                <text:p>0.194870488018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322765114644444">
                <text:p>0.3227651146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">
                <text:p>120</text:p>
              </table:table-cell>
              <table:table-cell office:value-type="float" office:value="0.316283396554321">
                <text:p>0.31628339655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0.3705935415">
                <text:p>0.3705935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0">
                <text:p>390</text:p>
              </table:table-cell>
              <table:table-cell office:value-type="float" office:value="0.464803877554321">
                <text:p>0.464803877554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353782310007407">
                <text:p>0.353782310007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">
                <text:p>900</text:p>
              </table:table-cell>
              <table:table-cell office:value-type="float" office:value="0.586727397875309">
                <text:p>0.586727397875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266828978665432">
                <text:p>0.266828978665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0.354556224250617">
                <text:p>0.354556224250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0.422589331166667">
                <text:p>0.4225893311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  <table:table-cell office:value-type="float" office:value="0.497092125771605">
                <text:p>0.49709212577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0">
                <text:p>780</text:p>
              </table:table-cell>
              <table:table-cell office:value-type="float" office:value="0.711181944203704">
                <text:p>0.711181944203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">
                <text:p>1200</text:p>
              </table:table-cell>
              <table:table-cell office:value-type="float" office:value="0.843504753409876">
                <text:p>0.843504753409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0">
                <text:p>1800</text:p>
              </table:table-cell>
              <table:table-cell office:value-type="float" office:value="0.75038463452963">
                <text:p>0.75038463452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0.280699717018518">
                <text:p>0.280699717018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">
                <text:p>180</text:p>
              </table:table-cell>
              <table:table-cell office:value-type="float" office:value="0.487858024296296">
                <text:p>0.48785802429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">
                <text:p>360</text:p>
              </table:table-cell>
              <table:table-cell office:value-type="float" office:value="0.576019744506173">
                <text:p>0.576019744506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0.650772246595062">
                <text:p>0.650772246595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0">
                <text:p>1170</text:p>
              </table:table-cell>
              <table:table-cell office:value-type="float" office:value="0.694105708988889">
                <text:p>0.694105708988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0">
                <text:p>1800</text:p>
              </table:table-cell>
              <table:table-cell office:value-type="float" office:value="0.56421467884321">
                <text:p>0.56421467884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0">
                <text:p>2700</text:p>
              </table:table-cell>
              <table:table-cell office:value-type="float" office:value="0.482002258945679">
                <text:p>0.48200225894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">
                <text:p>120</text:p>
              </table:table-cell>
              <table:table-cell office:value-type="float" office:value="0.354032135211111">
                <text:p>0.354032135211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0.525094294323457">
                <text:p>0.525094294323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0">
                <text:p>480</text:p>
              </table:table-cell>
              <table:table-cell office:value-type="float" office:value="0.499725662250617">
                <text:p>0.499725662250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0">
                <text:p>960</text:p>
              </table:table-cell>
              <table:table-cell office:value-type="float" office:value="0.733933873206173">
                <text:p>0.733933873206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0">
                <text:p>1560</text:p>
              </table:table-cell>
              <table:table-cell office:value-type="float" office:value="0.564793628481481">
                <text:p>0.564793628481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0">
                <text:p>2400</text:p>
              </table:table-cell>
              <table:table-cell office:value-type="float" office:value="0.600583279944444">
                <text:p>0.6005832799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0">
                <text:p>3600</text:p>
              </table:table-cell>
              <table:table-cell office:value-type="float" office:value="0.298538358923457">
                <text:p>0.298538358923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">
                <text:p>180</text:p>
              </table:table-cell>
              <table:table-cell office:value-type="float" office:value="0.409033336664198">
                <text:p>0.409033336664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0.829042219960494">
                <text:p>0.829042219960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0">
                <text:p>720</text:p>
              </table:table-cell>
              <table:table-cell office:value-type="float" office:value="0.67656763202963">
                <text:p>0.67656763202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0">
                <text:p>1440</text:p>
              </table:table-cell>
              <table:table-cell office:value-type="float" office:value="0.549760962616049">
                <text:p>0.549760962616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0">
                <text:p>2340</text:p>
              </table:table-cell>
              <table:table-cell office:value-type="float" office:value="0.423343661464198">
                <text:p>0.423343661464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0">
                <text:p>3600</text:p>
              </table:table-cell>
              <table:table-cell office:value-type="float" office:value="0.307883846183951">
                <text:p>0.307883846183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00">
                <text:p>5400</text:p>
              </table:table-cell>
              <table:table-cell office:value-type="float" office:value="0.269627317024691">
                <text:p>0.269627317024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72cm" svg:height="12.936cm" xlink:href=".." xlink:type="simple" chart:class="chart:scatter" chart:style-name="ch1">
        <chart:plot-area chart:style-name="ch2" table:cell-range-address="average_results_all_speeds.I1:average_results_all_speeds.J85" chart:data-source-has-labels="row" svg:x="0.461cm" svg:y="0.258cm" svg:width="22.15cm" svg:height="12.42cm">
          <chartooo:coordinate-region svg:x="1.188cm" svg:y="0.457cm" svg:width="21.051cm" svg:height="11.5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verage_results_all_speeds.J2:average_results_all_speeds.J85" chart:label-cell-address="average_results_all_speeds.J1:average_results_all_speeds.J1" chart:class="chart:scatter">
            <chart:domain table:cell-range-address="average_results_all_speeds.I2:average_results_all_speeds.I85"/>
            <chart:regression-curve chart:style-name="ch6">
              <chart:equation chart:display-equation="true" chart:display-r-square="true" svg:x="9.884cm" svg:y="1.757cm"/>
            </chart:regression-curve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ime/speed</text:p>
                <draw:g>
                  <svg:desc>average_results_all_speeds.J1:average_results_all_speed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verage_results_all_speeds.I2:average_results_all_speeds.I85</svg:desc>
                </draw:g>
              </table:table-cell>
              <table:table-cell office:value-type="float" office:value="0.294384167107407">
                <text:p>0.294384167107407</text:p>
                <draw:g>
                  <svg:desc>average_results_all_speeds.J2:average_results_all_speeds.J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08168445081481">
                <text:p>0.308168445081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9243653322963">
                <text:p>0.2924365332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98641224018518">
                <text:p>0.29864122401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15579576962963">
                <text:p>0.31557957696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93458698253704">
                <text:p>0.29345869825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89499068442593">
                <text:p>0.28949906844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336604509192593">
                <text:p>0.3366045091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4264068711929">
                <text:p>42.4264068711929</text:p>
              </table:table-cell>
              <table:table-cell office:value-type="float" office:value="0.326103123">
                <text:p>0.326103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.384252710105555">
                <text:p>0.38425271010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8528137423857">
                <text:p>84.8528137423857</text:p>
              </table:table-cell>
              <table:table-cell office:value-type="float" office:value="0.409636346901852">
                <text:p>0.40963634690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16653826392">
                <text:p>108.16653826392</text:p>
              </table:table-cell>
              <table:table-cell office:value-type="float" office:value="0.327090824592593">
                <text:p>0.327090824592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164078649987">
                <text:p>134.164078649987</text:p>
              </table:table-cell>
              <table:table-cell office:value-type="float" office:value="0.446132500959259">
                <text:p>0.446132500959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.31676725155">
                <text:p>164.31676725155</text:p>
              </table:table-cell>
              <table:table-cell office:value-type="float" office:value="0.475804404492593">
                <text:p>0.4758044044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30190126235">
                <text:p>0.30190126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8528137423857">
                <text:p>84.8528137423857</text:p>
              </table:table-cell>
              <table:table-cell office:value-type="float" office:value="0.360730163087037">
                <text:p>0.36073016308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0.440192991544444">
                <text:p>0.4401929915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705627484771">
                <text:p>169.705627484771</text:p>
              </table:table-cell>
              <table:table-cell office:value-type="float" office:value="0.616147569914815">
                <text:p>0.616147569914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.333076527839">
                <text:p>216.333076527839</text:p>
              </table:table-cell>
              <table:table-cell office:value-type="float" office:value="0.632334403901852">
                <text:p>0.63233440390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.328157299975">
                <text:p>268.328157299975</text:p>
              </table:table-cell>
              <table:table-cell office:value-type="float" office:value="0.80519877637037">
                <text:p>0.805198776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.6335345031">
                <text:p>328.6335345031</text:p>
              </table:table-cell>
              <table:table-cell office:value-type="float" office:value="0.60713925195">
                <text:p>0.60713925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350797680331481">
                <text:p>0.350797680331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.279220613579">
                <text:p>127.279220613579</text:p>
              </table:table-cell>
              <table:table-cell office:value-type="float" office:value="0.430066103303704">
                <text:p>0.430066103303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0.566553652612963">
                <text:p>0.566553652612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0.555786284153704">
                <text:p>0.555786284153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.499614791759">
                <text:p>324.499614791759</text:p>
              </table:table-cell>
              <table:table-cell office:value-type="float" office:value="0.655784080033333">
                <text:p>0.6557840800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.492235949962">
                <text:p>402.492235949962</text:p>
              </table:table-cell>
              <table:table-cell office:value-type="float" office:value="0.607227458575926">
                <text:p>0.60722745857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2.95030175465">
                <text:p>492.95030175465</text:p>
              </table:table-cell>
              <table:table-cell office:value-type="float" office:value="0.50819780292963">
                <text:p>0.50819780292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348020393975926">
                <text:p>0.348020393975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.705627484771">
                <text:p>169.705627484771</text:p>
              </table:table-cell>
              <table:table-cell office:value-type="float" office:value="0.645136964181481">
                <text:p>0.645136964181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884937288305555">
                <text:p>0.884937288305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.411254969543">
                <text:p>339.411254969543</text:p>
              </table:table-cell>
              <table:table-cell office:value-type="float" office:value="0.62581599047963">
                <text:p>0.62581599047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.666153055679">
                <text:p>432.666153055679</text:p>
              </table:table-cell>
              <table:table-cell office:value-type="float" office:value="0.625067159722222">
                <text:p>0.6250671597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6.65631459995">
                <text:p>536.65631459995</text:p>
              </table:table-cell>
              <table:table-cell office:value-type="float" office:value="0.344103732372222">
                <text:p>0.34410373237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7.267069006199">
                <text:p>657.267069006199</text:p>
              </table:table-cell>
              <table:table-cell office:value-type="float" office:value="0.365268066283333">
                <text:p>0.3652680662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460275773505556">
                <text:p>0.46027577350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0.884363988457407">
                <text:p>0.884363988457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0.520773838918518">
                <text:p>0.520773838918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9.116882454314">
                <text:p>509.116882454314</text:p>
              </table:table-cell>
              <table:table-cell office:value-type="float" office:value="0.549332437133333">
                <text:p>0.5493324371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8.999229583518">
                <text:p>648.999229583518</text:p>
              </table:table-cell>
              <table:table-cell office:value-type="float" office:value="0.313927112142593">
                <text:p>0.313927112142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4.984471899924">
                <text:p>804.984471899924</text:p>
              </table:table-cell>
              <table:table-cell office:value-type="float" office:value="0.339801698562963">
                <text:p>0.33980169856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5.900603509299">
                <text:p>985.900603509299</text:p>
              </table:table-cell>
              <table:table-cell office:value-type="float" office:value="0.318485600172222">
                <text:p>0.31848560017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253608606398765">
                <text:p>0.253608606398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213383168354321">
                <text:p>0.213383168354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256692697908642">
                <text:p>0.256692697908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19988695406173">
                <text:p>0.219988695406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234041708151852">
                <text:p>0.2340417081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277247744397531">
                <text:p>0.2772477443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94870488018519">
                <text:p>0.194870488018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4264068711929">
                <text:p>42.4264068711929</text:p>
              </table:table-cell>
              <table:table-cell office:value-type="float" office:value="0.322765114644444">
                <text:p>0.3227651146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0.316283396554321">
                <text:p>0.31628339655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8528137423857">
                <text:p>84.8528137423857</text:p>
              </table:table-cell>
              <table:table-cell office:value-type="float" office:value="0.3705935415">
                <text:p>0.3705935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.16653826392">
                <text:p>108.16653826392</text:p>
              </table:table-cell>
              <table:table-cell office:value-type="float" office:value="0.464803877554321">
                <text:p>0.464803877554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164078649987">
                <text:p>134.164078649987</text:p>
              </table:table-cell>
              <table:table-cell office:value-type="float" office:value="0.353782310007407">
                <text:p>0.353782310007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31676725155">
                <text:p>164.31676725155</text:p>
              </table:table-cell>
              <table:table-cell office:value-type="float" office:value="0.586727397875309">
                <text:p>0.586727397875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266828978665432">
                <text:p>0.266828978665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.8528137423857">
                <text:p>84.8528137423857</text:p>
              </table:table-cell>
              <table:table-cell office:value-type="float" office:value="0.354556224250617">
                <text:p>0.354556224250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">
                <text:p>120</text:p>
              </table:table-cell>
              <table:table-cell office:value-type="float" office:value="0.422589331166667">
                <text:p>0.4225893311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.705627484771">
                <text:p>169.705627484771</text:p>
              </table:table-cell>
              <table:table-cell office:value-type="float" office:value="0.497092125771605">
                <text:p>0.49709212577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.333076527839">
                <text:p>216.333076527839</text:p>
              </table:table-cell>
              <table:table-cell office:value-type="float" office:value="0.711181944203704">
                <text:p>0.711181944203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8.328157299975">
                <text:p>268.328157299975</text:p>
              </table:table-cell>
              <table:table-cell office:value-type="float" office:value="0.843504753409876">
                <text:p>0.843504753409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8.6335345031">
                <text:p>328.6335345031</text:p>
              </table:table-cell>
              <table:table-cell office:value-type="float" office:value="0.75038463452963">
                <text:p>0.75038463452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0.280699717018518">
                <text:p>0.280699717018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.279220613579">
                <text:p>127.279220613579</text:p>
              </table:table-cell>
              <table:table-cell office:value-type="float" office:value="0.487858024296296">
                <text:p>0.48785802429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  <table:table-cell office:value-type="float" office:value="0.576019744506173">
                <text:p>0.576019744506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0.650772246595062">
                <text:p>0.650772246595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.499614791759">
                <text:p>324.499614791759</text:p>
              </table:table-cell>
              <table:table-cell office:value-type="float" office:value="0.694105708988889">
                <text:p>0.694105708988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2.492235949962">
                <text:p>402.492235949962</text:p>
              </table:table-cell>
              <table:table-cell office:value-type="float" office:value="0.56421467884321">
                <text:p>0.56421467884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2.95030175465">
                <text:p>492.95030175465</text:p>
              </table:table-cell>
              <table:table-cell office:value-type="float" office:value="0.482002258945679">
                <text:p>0.48200225894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">
                <text:p>120</text:p>
              </table:table-cell>
              <table:table-cell office:value-type="float" office:value="0.354032135211111">
                <text:p>0.354032135211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.705627484771">
                <text:p>169.705627484771</text:p>
              </table:table-cell>
              <table:table-cell office:value-type="float" office:value="0.525094294323457">
                <text:p>0.525094294323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0.499725662250617">
                <text:p>0.499725662250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9.411254969543">
                <text:p>339.411254969543</text:p>
              </table:table-cell>
              <table:table-cell office:value-type="float" office:value="0.733933873206173">
                <text:p>0.733933873206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.666153055679">
                <text:p>432.666153055679</text:p>
              </table:table-cell>
              <table:table-cell office:value-type="float" office:value="0.564793628481481">
                <text:p>0.564793628481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6.65631459995">
                <text:p>536.65631459995</text:p>
              </table:table-cell>
              <table:table-cell office:value-type="float" office:value="0.600583279944444">
                <text:p>0.6005832799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.267069006199">
                <text:p>657.267069006199</text:p>
              </table:table-cell>
              <table:table-cell office:value-type="float" office:value="0.298538358923457">
                <text:p>0.298538358923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">
                <text:p>180</text:p>
              </table:table-cell>
              <table:table-cell office:value-type="float" office:value="0.409033336664198">
                <text:p>0.409033336664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0.829042219960494">
                <text:p>0.829042219960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0.67656763202963">
                <text:p>0.67656763202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9.116882454314">
                <text:p>509.116882454314</text:p>
              </table:table-cell>
              <table:table-cell office:value-type="float" office:value="0.549760962616049">
                <text:p>0.549760962616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8.999229583518">
                <text:p>648.999229583518</text:p>
              </table:table-cell>
              <table:table-cell office:value-type="float" office:value="0.423343661464198">
                <text:p>0.423343661464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4.984471899924">
                <text:p>804.984471899924</text:p>
              </table:table-cell>
              <table:table-cell office:value-type="float" office:value="0.307883846183951">
                <text:p>0.307883846183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5.900603509299">
                <text:p>985.900603509299</text:p>
              </table:table-cell>
              <table:table-cell office:value-type="float" office:value="0.269627317024691">
                <text:p>0.269627317024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